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master-page-name="">
      <style:paragraph-properties fo:margin-left="0.699cm" fo:margin-right="0cm" fo:text-indent="0cm" style:auto-text-indent="false" style:page-number="auto"/>
    </style:style>
    <style:style style:name="P6" style:family="paragraph" style:parent-style-name="ENS_5f_default" style:list-style-name="L1"/>
    <style:style style:name="P7" style:family="paragraph" style:parent-style-name="ENS_5f_default" style:list-style-name="L1">
      <style:text-properties fo:font-style="normal" style:font-style-asian="normal" style:font-style-complex="normal"/>
    </style:style>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2"/>
    <style:style style:name="P11" style:family="paragraph" style:parent-style-name="ENS_5f_default" style:list-style-name="L3"/>
    <style:style style:name="P12" style:family="paragraph" style:parent-style-name="ENS_5f_default" style:list-style-name="L3">
      <style:text-properties fo:font-style="italic" style:font-style-asian="italic" style:font-style-complex="italic"/>
    </style:style>
    <style:style style:name="P13" style:family="paragraph" style:parent-style-name="ENS_5f_default" style:list-style-name="L4"/>
    <style:style style:name="P14" style:family="paragraph" style:parent-style-name="ENS_5f_default" style:list-style-name="L4">
      <style:text-properties style:font-name="Courier New1"/>
    </style:style>
    <style:style style:name="P15" style:family="paragraph" style:parent-style-name="ENS_5f_default" style:list-style-name="L5"/>
    <style:style style:name="P16" style:family="paragraph" style:parent-style-name="ENS_5f_default" style:list-style-name="L6"/>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T5" style:family="text">
      <style:text-properties style:font-name="Courier New1"/>
    </style:style>
    <style:style style:name="T6" style:family="text">
      <style:text-properties style:font-name="Courier New"/>
    </style:style>
    <style:style style:name="T7" style:family="text">
      <style:text-properties style:font-name="Courier New"/>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3 – Moteur de recherche RESTFul</text:p>
      <text:p text:style-name="ENS_5f_default"/>
      <text:p text:style-name="P3"><text:s text:c="2"/>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
      <text:p text:style-name="ENS_5f_Titre_20_exercice">1 – Création de la classe du domaine Partnership</text:p>
      <text:p text:style-name="P4">Un partenariat décrit le partenariat réalisé par une entreprise sur un projet. Un projet est donc proposé par une entreprise mais peut faire l'objet de plusieurs partenariats, c'est à dire de plusieurs entreprises partenaires intervenant sur le projet de différentes manières.</text:p>
      <text:list xml:id="list5086216184142046879" text:style-name="L1">
        <text:list-item>
          <text:p text:style-name="P7">Créez la classe du domaine «ourbusinessproject.Partnership » et la classe de test associée « PartnershipTest ».</text:p>
        </text:list-item>
        <text:list-item>
          <text:p text:style-name="P7">Modifiez le contenu du fichier « PartnershipTest .java» <text:s/>de telle sorte qu'il soit identique aux contenus disponibles ici :</text:p>
          <text:p text:style-name="P6"><text:a xlink:type="simple" xlink:href="https://gist.github.com/FranckSilvestre/b16351c08429e0b54486db7484614f31" text:style-name="Internet_20_link" text:visited-style-name="Visited_20_Internet_20_Link"><text:span text:style-name="T4">https://gist.github.com/FranckSilvestre/b16351c08429e0b54486db7484614f31</text:span></text:a><text:span text:style-name="T4"> </text:span></text:p>
        </text:list-item>
        <text:list-item>
          <text:p text:style-name="P7">Modifiez le contenu de la classe Partnership pour que les tests de la classe  PartnershipTest  passent.</text:p>
        </text:list-item>
      </text:list>
      <text:p text:style-name="P4"/>
      <text:p text:style-name="ENS_5f_Titre_20_exercice">2 - <text:s/>Création du service PartnershipService</text:p>
      <text:list xml:id="list5782937668128642374" text:style-name="L2">
        <text:list-item>
          <text:p text:style-name="P10">Créez la classe <text:span text:style-name="T4">«ourbusinessproject.PartnershipService » et la classe de test associée « PartnershipServiceIntegrationTest ».</text:span></text:p>
        </text:list-item>
        <text:list-item>
          <text:p text:style-name="P10">Modifiez le contenu de la <text:s/>classe de test pour qu'elle <text:span text:style-name="T4">soit identique au contenu disponible ici :</text:span></text:p>
          <text:p text:style-name="P8"><text:a xlink:type="simple" xlink:href="https://gist.github.com/FranckSilvestre/0271d99713422874a4c6f42ccc16b0ce" text:style-name="Internet_20_link" text:visited-style-name="Visited_20_Internet_20_Link">https://gist.github.com/FranckSilvestre/0271d99713422874a4c6f42ccc16b0ce</text:a> </text:p>
        </text:list-item>
        <text:list-item>
          <text:p text:style-name="P8">Modifiez la classe « PartnershipService » pour que les tests passent.</text:p>
          <text:p text:style-name="P8"/>
        </text:list-item>
      </text:list>
      <text:p text:style-name="P4">Afin de disposer de quelques Partnership <text:s/>au lancement de l'application nous allons mettre en place la création de ces partnerships en nous appuyant sur les classes Bootstrap et InitialisationService introduites dans la partie 2.</text:p>
      <text:list xml:id="list96275496" text:continue-numbering="true" text:style-name="L2">
        <text:list-item>
          <text:p text:style-name="P8">Modifiez le contenu des fichiers BootstrapTest.java et PartnershipServiceIntegrationTest.java pour qu'ils soient identiques aux fichiers disponibles ici :</text:p>
          <text:p text:style-name="P8"><text:a xlink:type="simple" xlink:href="https://gist.github.com/FranckSilvestre/8d596100c05fb091df0b3730a5f8fcc3" text:style-name="Internet_20_link" text:visited-style-name="Visited_20_Internet_20_Link">https://gist.github.com/FranckSilvestre/8d596100c05fb091df0b3730a5f8fcc3</text:a> </text:p>
          <text:p text:style-name="P8"><text:a xlink:type="simple" xlink:href="https://gist.github.com/FranckSilvestre/b4c6636627477bb4967e03a7333c06d0" text:style-name="Internet_20_link" text:visited-style-name="Visited_20_Internet_20_Link">https://gist.github.com/FranckSilvestre/b4c6636627477bb4967e03a7333c06d0</text:a> <text:s/></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P4"/>
      <text:p text:style-name="ENS_5f_Titre_20_exercice">3. Création du RESTful contrôleur</text:p>
      <text:p text:style-name="P4">Cet exercice vise la mise en place un Web service permettant d'ajouter et de supprimer des partenariats.</text:p>
      <text:list xml:id="list5671622824693340089" text:style-name="L3">
        <text:list-item>
          <text:p text:style-name="P11">Créez la classe PartnershipController. Annotez la classe de l'annotation</text:p>
          <text:p text:style-name="P12">org.springframework.web.bind.annotation.RestController.</text:p>
          <text:p text:style-name="P9">Créez les deux classes de tests PartnershipControllerTest et PartnershipControllerIntegrationTest. Modifiez les contenus de ces deux classes <text:soft-page-break/>pour qu'ils correspondent aux contenus disponibles en ligne :</text:p>
        </text:list-item>
      </text:list>
      <text:p text:style-name="P4"><text:tab/><text:a xlink:type="simple" xlink:href="https://gist.github.com/FranckSilvestre/b3c70a792a47d8f950fe0c652157b605" text:style-name="Internet_20_link" text:visited-style-name="Visited_20_Internet_20_Link">https://gist.github.com/FranckSilvestre/b3c70a792a47d8f950fe0c652157b605</text:a> </text:p>
      <text:p text:style-name="P4"><text:tab/><text:a xlink:type="simple" xlink:href="https://gist.github.com/FranckSilvestre/cfbf22696ba1b5690bb4267dd11563d0" text:style-name="Internet_20_link" text:visited-style-name="Visited_20_Internet_20_Link">https://gist.github.com/FranckSilvestre/cfbf22696ba1b5690bb4267dd11563d0</text:a> </text:p>
      <text:list xml:id="list233752192" text:continue-numbering="true" text:style-name="L3">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default"/>
      <text:p text:style-name="ENS_5f_Titre_20_exercice">4. Dans les arcanes du mapping objet/relationnel...</text:p>
      <text:list xml:id="list492743506067794486" text:style-name="L4">
        <text:list-item>
          <text:p text:style-name="P13">Dans la méthode qui teste l'ajout d'un partnership, pour vérifier que le partnership obtenu est lié à la bonne entreprise, le code utilisé est par <text:s/>le suivant :</text:p>
          <text:p text:style-name="P14">assertThat(fetchedPartnership.getEnterprise().getId(), is(partnerEnterprise.getId()));</text:p>
        </text:list-item>
      </text:list>
      <text:p text:style-name="ENS_5f_default"><text:tab/>Pourquoi ne pas avoir écrit directement </text:p>
      <text:p text:style-name="ENS_5f_default"><text:tab/><text:span text:style-name="T6">assertThat(fetchedPartnership.getEnterprise(), <text:tab/><text:tab/><text:tab/>is(partnerEnterprise));</text:span><text:span text:style-name="T5">?</text:span></text:p>
      <text:p text:style-name="ENS_5f_default"><text:span text:style-name="T5"><text:tab/></text:span>Comment faire pour pouvoir écrire une telle égalité ? </text:p>
      <text:p text:style-name="ENS_5f_default"><text:tab/>La réponse se trouve quelque part par là :<text:line-break/><text:tab/><text:a xlink:type="simple" xlink:href="https://access.redhat.com/documentation/en-US/JBoss_Enterprise_Application_Platform/4.3/html/Hibernate_Reference_Guide/Persistent_Classes-Implementing_equals_and_hashCode.html" text:style-name="Internet_20_link" text:visited-style-name="Visited_20_Internet_20_Link">https://access.redhat.com/documentation/en-US/JBoss_Enterprise_Application_Platform/4.3/html/Hibernate_Reference_Guide/Persistent_Classes-Implementing_equals_and_hashCode.html</text:a> </text:p>
      <text:p text:style-name="P5">2. Expliquez en 10 lignes maximum ce que vous avez retenu de votre investigation.</text:p>
      <text:list xml:id="list2395807264517123301" text:style-name="L5">
        <text:list-header>
          <text:p text:style-name="P15"/>
        </text:list-header>
      </text:list>
      <text:p text:style-name="ENS_5f_Titre_20_exercice">5 - <text:s/>Le moteur de recherche sur les Partnerships </text:p>
      <text:p text:style-name="ENS_5f_default">Nous allons à présent mettre en place un moteur de recherche sur les Partnerships.</text:p>
      <text:p text:style-name="ENS_5f_default">On souhaite mettre en place un Web service REST qui permet de retrouver une liste de partenariats correspondant aux critères de recherche suivants : </text:p>
      <text:list xml:id="list3346573002388670196" text:style-name="L6">
        <text:list-item>
          <text:p text:style-name="P16">titre du projet : paramètre de requête «project_title »</text:p>
        </text:list-item>
        <text:list-item>
          <text:p text:style-name="P16">nom de l'entreprise : paramètre de requête « enterprise_name ».</text:p>
        </text:list-item>
      </text:list>
      <text:p text:style-name="ENS_5f_default">Si aucun paramètre n'est fourni dans la requête, on remonte tous les partenariats.</text:p>
      <text:p text:style-name="ENS_5f_default">Si un des deux paramètres est présent dans la requête, la recherche filtre suivant l'unique paramètre présent. Par exemple, si seul le titre du projet est spécifié, la requête doit remonter tous les partenariats concernant le projet correspondant. <text:s/></text:p>
      <text:p text:style-name="ENS_5f_default">Enfin le web service doit supporter la spécification de l'ordre de tri des résultats et la spécification de la pagination.</text:p>
      <text:p text:style-name="ENS_5f_default">Concevez et mettez en œuvre la solution qui vous semble la plus optimale.</text:p>
      <text:p text:style-name="ENS_5f_default"/>
      <text:p text:style-name="ENS_5f_Titre_20_exercice">5 - <text:s/>Application cliente pour OurBusinessProject</text:p>
      <text:p text:style-name="ENS_5f_default">Créez une application Angular ou Vue.js cliente de l'application OurBusiness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3H44M52S</meta:editing-duration>
    <meta:editing-cycles>231</meta:editing-cycles>
    <meta:generator>OpenOffice/4.1.3$Unix OpenOffice.org_project/413m1$Build-9783</meta:generator>
    <meta:initial-creator>Franck Silvestre</meta:initial-creator>
    <dc:date>2017-10-30T12:20:59</dc:date>
    <dc:creator>Franck Silvestre</dc:creator>
    <meta:document-statistic meta:table-count="1" meta:image-count="2" meta:object-count="0" meta:page-count="2" meta:paragraph-count="50" meta:word-count="636" meta:character-count="4869"/>
  </office:meta>
</office:document-meta>
</file>